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ser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User_20_Index_20_Heading" style:master-page-name="First_20_Page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User-Defined Index</text:h>
      <text:p text:style-name="Text_20_body">A <text:user-index-mark-start text:id="IMark859797784" text:index-name="User-Defined" text:outline-level="1"/>line<text:user-index-mark-end text:id="IMark859797784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user-index-mark-start text:id="IMark859797784" text:index-name="User-Defined" text:outline-level="1"/>break<text:user-index-mark-end text:id="IMark859797784"/>.</text:p>
      <text:user-index text:style-name="Sect1" text:protected="true" text:name="User-Defined2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2_Head">
            <text:p text:style-name="P2">User-Defined Index</text:p>
          </text:index-title>
          <text:p text:style-name="P1">line<text:tab/>1</text:p>
          <text:p text:style-name="P1">break<text:tab/>1</text:p>
        </text:index-body>
      </text:user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6:51</dc:date>
    <dc:creator>Vincent Spiewak</dc:creator>
    <meta:editing-duration>PT00H42M44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2" meta:word-count="30" meta:character-count="154"/>
    <meta:user-defined meta:name="Info 1"/>
    <meta:user-defined meta:name="Info 2"/>
    <meta:user-defined meta:name="Info 3"/>
    <meta:user-defined meta:name="Info 4"/>
  </office:meta>
</office:document-meta>
</file>